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4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1---teoria"/>Modulo 1 - Teoria<text:bookmark-end text:name="modulo-1---teoria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o banco de dados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as tabelas do banco de dados.<text:line-break/><text:span text:style-name="T1">SHOW TABLE</text:span>;<text:line-break/></text:p>
            </text:list-item>
            <text:list-item>
              <text:p text:style-name="P10">Descobrindo como é a estrutura de uma tabela, verificando quais são as colunas.<text:line-break/><text:span text:style-name="T1">DESC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11">
        <text:list-item>
          <text:p text:style-name="P11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11">O que são e o que fazem os administradores:<text:line-break/></text:p>
          <text:list text:style-name="L12">
            <text:list-item>
              <text:p text:style-name="P12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2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1">Acesso ao <text:span text:style-name="T1">MySQL</text:span> pelo terminal é necessario usar o comando:<text:line-break/>mysql -u root -p<text:line-break/></text:p>
          <text:list text:style-name="L13">
            <text:list-item>
              <text:p text:style-name="P13">Depois colocar a senha.<text:line-break/></text:p>
            </text:list-item>
          </text:list>
        </text:list-item>
        <text:list-item>
          <text:p text:style-name="P11">Ao final dos comandos do <text:span text:style-name="T1">SQL</text:span> e do <text:span text:style-name="T1">MySQL</text:span>, usar o ‘;’(delimitador), ele informa que o comando acabou e deve ser execut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4T17:34:36Z</meta:creation-date>
    <dc:date>2022-03-14T17:34:36Z</dc:date>
    <meta:user-defined meta:name="date" meta:value-type="string">2022-03-14</meta:user-defined>
    <meta:user-defined meta:name="output" meta:value-type="string"/>
  </office:meta>
</office:document-meta>
</file>